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Corpo_20_de_20_texto_20_2">
      <style:paragraph-properties fo:margin-left="0.666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Corpo_20_de_20_texto_20_2">
      <style:paragraph-properties fo:margin-left="0.666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Corpo_20_de_20_texto_20_2">
      <style:paragraph-properties fo:margin-left="0.6665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Corpo_20_de_20_texto_20_2" style:list-style-name="WW8Num17">
      <style:paragraph-properties fo:margin-left="0.6665in" fo:margin-right="0in" fo:margin-top="0in" fo:margin-bottom="0.1665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" style:family="paragraph" style:parent-style-name="Corpo_20_de_20_texto_20_2" style:list-style-name="WW8Num32">
      <style:paragraph-properties fo:margin-left="0.666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6665in"/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Corpo_20_de_20_texto_20_2" style:list-style-name="WW8Num32">
      <style:paragraph-properties fo:margin-left="0.666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Corpo_20_de_20_texto_20_2">
      <style:paragraph-properties fo:margin-left="0.4173in" fo:margin-right="0in" fo:margin-top="0in" fo:margin-bottom="0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Corpo_20_de_20_texto_20_2">
      <style:paragraph-properties fo:margin-left="0.5827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Corpo_20_de_20_texto_20_2">
      <style:paragraph-properties fo:margin-left="0.5827in" fo:margin-right="0in" fo:margin-top="0in" fo:margin-bottom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 style:font-style-complex="italic"/>
    </style:style>
    <style:style style:name="P10" style:family="paragraph" style:parent-style-name="Corpo_20_de_20_texto_20_2" style:list-style-name="WW8Num32">
      <style:paragraph-properties fo:margin-left="1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1.1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Corpo_20_de_20_texto_20_2" style:list-style-name="WW8Num32">
      <style:paragraph-properties fo:margin-left="1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6665in"/>
          <style:tab-stop style:position="0.8335in"/>
          <style:tab-stop style:position="1.1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Corpo_20_de_20_texto_20_2" style:list-style-name="WW8Num32">
      <style:paragraph-properties fo:margin-left="1.1665in" fo:margin-right="0in" fo:margin-top="0in" fo:margin-bottom="0.1665in" fo:line-height="100%" fo:text-indent="-0.1665in" style:auto-text-indent="false" style:text-autospace="none" style:punctuation-wrap="simple" style:vertical-align="baseline">
        <style:tab-stops>
          <style:tab-stop style:position="1.1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Corpo_20_de_20_texto_20_2">
      <style:paragraph-properties fo:margin-left="0.6654in" fo:margin-right="0in" fo:margin-top="0in" fo:margin-bottom="0in" fo:line-height="100%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</style:style>
    <style:style style:name="P14" style:family="paragraph" style:parent-style-name="Corpo_20_de_20_texto_20_2">
      <style:paragraph-properties fo:margin-left="0.6654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Corpo_20_de_20_texto_20_2" style:list-style-name="WW8Num5">
      <style:paragraph-properties fo:margin-left="0.6654in" fo:margin-right="0in" fo:margin-top="0in" fo:margin-bottom="0in" fo:line-height="100%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Com_20_marcadores_20_2">
      <style:paragraph-properties fo:margin-left="0.6665in" fo:margin-right="0in" fo:margin-top="0.0417in" fo:margin-bottom="0.0417in" fo:text-indent="0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17" style:family="paragraph" style:parent-style-name="Com_20_marcadores_20_2">
      <style:paragraph-properties fo:margin-left="0.9165in" fo:margin-right="0in" fo:margin-top="0.0417in" fo:margin-bottom="0.0417in" fo:text-indent="0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18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fo:font-size="12pt" style:font-size-asian="12pt" style:font-size-complex="12pt"/>
    </style:style>
    <style:style style:name="P20" style:family="paragraph" style:parent-style-name="Heading_20_1" style:list-style-name="WW8Num20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Heading_20_1" style:list-style-name="WW8Num20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Heading_20_6">
      <style:paragraph-properties fo:margin-left="0.666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Heading_20_6">
      <style:paragraph-properties fo:margin-left="0.666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Heading_20_6">
      <style:paragraph-properties fo:margin-left="0.6665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Heading_20_6">
      <style:paragraph-properties fo:margin-left="0.6654in" fo:margin-right="0in" fo:margin-top="0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Heading_20_6">
      <style:paragraph-properties fo:margin-left="0.583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text-properties style:language-asian="en" style:country-asian="US"/>
    </style:style>
    <style:style style:name="P2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9" style:family="paragraph" style:parent-style-name="Standard"/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paragraph-properties>
        <style:tab-stops>
          <style:tab-stop style:position="0.6665in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8" style:family="paragraph" style:parent-style-name="Standard">
      <style:paragraph-properties fo:margin-left="0.25in" fo:margin-right="0in" fo:text-indent="0in" style:auto-text-indent="false"/>
    </style:style>
    <style:style style:name="P39" style:family="paragraph" style:parent-style-name="Footer">
      <style:paragraph-properties>
        <style:tab-stops/>
      </style:paragraph-properties>
    </style:style>
    <style:style style:name="P40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41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42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4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1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keep-together="always" fo:keep-with-next="always"/>
      <style:text-properties fo:language="pt" fo:country="BR"/>
    </style:style>
    <style:style style:name="P5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5" style:family="paragraph" style:parent-style-name="Header">
      <style:paragraph-properties>
        <style:tab-stops/>
      </style:paragraph-properties>
    </style:style>
    <style:style style:name="P5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57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58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59" style:family="paragraph" style:parent-style-name="Header">
      <style:paragraph-properties style:snap-to-layout-grid="false"/>
    </style:style>
    <style:style style:name="P60" style:family="paragraph" style:parent-style-name="Title">
      <style:paragraph-properties fo:text-align="end" style:justify-single-word="false"/>
      <style:text-properties fo:language="pt" fo:country="BR"/>
    </style:style>
    <style:style style:name="P6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6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3" style:family="paragraph" style:parent-style-name="Title">
      <style:paragraph-properties fo:text-align="start" style:justify-single-word="false"/>
    </style:style>
    <style:style style:name="P64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65" style:family="paragraph" style:parent-style-name="Title">
      <style:paragraph-properties fo:margin-top="0.0835in" fo:margin-bottom="0in" fo:text-align="end" style:justify-single-word="false"/>
    </style:style>
    <style:style style:name="P66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67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9" style:family="paragraph" style:parent-style-name="Title">
      <style:paragraph-properties fo:break-before="page">
        <style:tab-stops>
          <style:tab-stop style:position="0.3335in"/>
          <style:tab-stop style:position="6.6409in" style:type="right" style:leader-style="dotted" style:leader-text="."/>
        </style:tab-stops>
      </style:paragraph-properties>
      <style:text-properties fo:language="pt" fo:country="BR"/>
    </style:style>
    <style:style style:name="P70" style:family="paragraph" style:parent-style-name="Title">
      <style:paragraph-properties fo:margin-left="0.25in" fo:margin-right="0in" fo:text-align="justify" style:justify-single-word="false" fo:text-indent="0.0835in" style:auto-text-indent="false"/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P7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2" style:family="paragraph" style:parent-style-name="Heading_20_3" style:list-style-name="WW8Num20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3" style:list-style-name="WW8Num20">
      <style:paragraph-properties fo:margin-left="0.5in" fo:margin-right="0in" fo:text-align="justify" style:justify-single-word="false" fo:text-indent="-0.25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3" style:list-style-name="WW8Num20">
      <style:paragraph-properties fo:break-before="pag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3" style:list-style-name="WW8Num20">
      <style:paragraph-properties fo:margin-left="0.4957in" fo:margin-right="0in" fo:margin-top="0.0835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3" style:list-style-name="WW8Num20">
      <style:paragraph-properties fo:margin-left="0.4957in" fo:margin-right="0in" fo:margin-top="0in" fo:margin-bottom="0.0417in" fo:text-align="justify" style:justify-single-word="false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3" style:list-style-name="WW8Num20">
      <style:paragraph-properties fo:margin-left="0.4957in" fo:margin-right="0in" fo:margin-top="0in" fo:margin-bottom="0.0417in" fo:text-indent="-0.248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3" style:list-style-name="WW8Num1">
      <style:paragraph-properties fo:margin-left="0.5835in" fo:margin-right="0in" fo:text-indent="-0.3335in" style:auto-text-indent="false">
        <style:tab-stops>
          <style:tab-stop style:position="0.4165in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3" style:list-style-name="WW8Num1">
      <style:paragraph-properties fo:margin-left="0.5835in" fo:margin-right="0in" fo:text-indent="-0.3335in" style:auto-text-indent="false"/>
      <style:text-properties fo:font-size="12pt" style:font-size-asian="12pt" style:font-size-complex="12pt"/>
    </style:style>
    <style:style style:name="P80" style:family="paragraph" style:parent-style-name="Heading_20_3" style:list-style-name="WW8Num1">
      <style:paragraph-properties fo:margin-left="0.5835in" fo:margin-right="0in" fo:margin-top="0in" fo:margin-bottom="0.0417in" fo:text-indent="-0.3335in" style:auto-text-indent="false"/>
    </style:style>
    <style:style style:name="P81" style:family="paragraph" style:parent-style-name="Text_20_body">
      <style:paragraph-properties fo:text-align="justify" style:justify-single-word="false">
        <style:tab-stops>
          <style:tab-stop style:position="0.58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2" style:family="paragraph" style:parent-style-name="Text_20_body">
      <style:paragraph-properties fo:margin-left="0.66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83" style:family="paragraph" style:parent-style-name="Text_20_body">
      <style:paragraph-properties fo:margin-left="0.666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Text_20_body">
      <style:paragraph-properties fo:margin-left="0.6665in" fo:margin-right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5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Text_20_body">
      <style:paragraph-properties fo:margin-left="0.5835in" fo:margin-right="0in" fo:text-align="justify" style:justify-single-word="false" fo:text-indent="0in" style:auto-text-indent="false"/>
    </style:style>
    <style:style style:name="P87" style:family="paragraph" style:parent-style-name="Text_20_body">
      <style:paragraph-properties fo:margin-left="0.583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Text_20_body">
      <style:paragraph-properties fo:margin-left="0.58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Text_20_body">
      <style:paragraph-properties fo:margin-left="0.5827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Text_20_body">
      <style:paragraph-properties fo:margin-left="0.5827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91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style-complex="normal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font-size-asian="10pt" style:font-name-complex="Arial" style:font-size-complex="10pt" style:font-style-complex="italic"/>
    </style:style>
    <style:style style:name="T15" style:family="text">
      <style:text-properties style:font-name="Arial" fo:font-size="10pt" fo:language="pt" fo:country="BR" style:font-size-asian="10pt" style:language-asian="none" style:country-asian="none" style:font-name-complex="Arial"/>
    </style:style>
    <style:style style:name="T16" style:family="text">
      <style:text-properties style:font-name="Arial" fo:font-size="10pt" fo:language="pt" fo:country="BR" style:font-size-asian="10pt" style:font-name-complex="Arial"/>
    </style:style>
    <style:style style:name="T17" style:family="text">
      <style:text-properties fo:language="none" fo:country="none"/>
    </style:style>
    <style:style style:name="T18" style:family="text">
      <style:text-properties fo:font-size="9pt" style:font-size-asian="9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60"/>
      <text:p text:style-name="P60"/>
      <text:p text:style-name="P60"/>
      <text:p text:style-name="P27"/>
      <text:p text:style-name="P61">Plano de Comunicação</text:p>
      <text:p text:style-name="P36"/>
      <text:p text:style-name="P28"/>
      <text:p text:style-name="P28"/>
      <text:p text:style-name="P28"/>
      <text:p text:style-name="P28"/>
      <text:p text:style-name="P61">Nome do Projeto - Versão 9.9</text:p>
      <text:p text:style-name="P66">Nome do Módulo - Release 9.9</text:p>
      <text:p text:style-name="P28"/>
      <text:p text:style-name="P28"/>
      <text:p text:style-name="P28"/>
      <text:p text:style-name="P28"/>
      <text:p text:style-name="P28"/>
      <text:p text:style-name="P65"><text:span text:style-name="T2">Versão do Documento:</text:span><text:span text:style-name="T3"> 9.9</text:span></text:p>
      <text:p text:style-name="P28"/>
      <text:p text:style-name="P28"/>
      <text:p text:style-name="P28"/>
      <text:p text:style-name="P67"/>
      <text:p text:style-name="P62"/>
      <text:section text:style-name="Sect2" text:name="Seção1">
        <text:p text:style-name="P29"/>
      </text:section>
      <text:section text:style-name="Sect3" text:name="Seção2">
        <text:p text:style-name="P30"/>
        <text:p text:style-name="P37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1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string">
              <text:p text:style-name="P47">99/99/9999</text:p>
            </table:table-cell>
            <table:table-cell table:style-name="Tabela1.A2" office:value-type="string">
              <text:p text:style-name="P47">9.9</text:p>
            </table:table-cell>
            <table:table-cell table:style-name="Tabela1.A2" office:value-type="string">
              <text:p text:style-name="P49">Descrição da atividade realizada no documento.</text:p>
            </table:table-cell>
            <table:table-cell table:style-name="Tabela1.D2" office:value-type="string">
              <text:p text:style-name="P47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50"/>
              <text:p text:style-name="P46"/>
            </table:table-cell>
            <table:table-cell table:style-name="Tabela1.A2" office:value-type="string">
              <text:p text:style-name="P47"/>
            </table:table-cell>
            <table:table-cell table:style-name="Tabela1.A2" office:value-type="string">
              <text:p text:style-name="P47"/>
            </table:table-cell>
            <table:table-cell table:style-name="Tabela1.D2" office:value-type="string">
              <text:p text:style-name="P47"/>
            </table:table-cell>
          </table:table-row>
          <table:table-row table:style-name="Tabela1.1">
            <table:table-cell table:style-name="Tabela1.A2" office:value-type="string">
              <text:p text:style-name="P50"/>
              <text:p text:style-name="P46"/>
            </table:table-cell>
            <table:table-cell table:style-name="Tabela1.A2" office:value-type="string">
              <text:p text:style-name="P47"/>
            </table:table-cell>
            <table:table-cell table:style-name="Tabela1.A2" office:value-type="string">
              <text:p text:style-name="P47"/>
            </table:table-cell>
            <table:table-cell table:style-name="Tabela1.D2" office:value-type="string">
              <text:p text:style-name="P47"/>
            </table:table-cell>
          </table:table-row>
        </table:table>
        <text:p text:style-name="Standard"/>
        <text:p text:style-name="Standard"/>
        <text:p text:style-name="P63"><text:span text:style-name="T6">Obs.:</text:span><text:span text:style-name="T7"> </text:span></text:p>
        <text:p text:style-name="P64"/>
        <text:p text:style-name="P63"><text:span text:style-name="T7">1- Na Capa deste documento deverá constar a versão do Projeto, a release (versão do módulo) e a versão deste Documento. E nesta página, deverá constar a </text:span><text:span text:style-name="T8">versão do documento</text:span><text:span text:style-name="T7">.</text:span></text:p>
        <text:p text:style-name="P31"/>
        <text:p text:style-name="P63"><text:span text:style-name="T9"></text:span><text:span text:style-name="T7"> Retirar esta observação no documento oficial.</text:span><text:span text:style-name="T10"> </text:span></text:p>
        <text:p text:style-name="Standard"/>
        <text:p text:style-name="P68">Sumário</text:p>
        <text:p text:style-name="P32"/>
        <text:p text:style-name="P32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4"><text:a xlink:type="simple" xlink:href="#1.Introdução|outline">1.Introdução<text:tab/>4</text:a></text:p>
            <text:p text:style-name="P18"><text:a xlink:type="simple" xlink:href="#1.1.1.Finalidade|outline">1.1.1Finalidade<text:tab/>4</text:a></text:p>
            <text:p text:style-name="P18"><text:a xlink:type="simple" xlink:href="#1.1.2.Escopo|outline">1.1.2Escopo<text:tab/>4</text:a></text:p>
            <text:p text:style-name="P18"><text:a xlink:type="simple" xlink:href="#1.1.3.Definições |outline">1.1.3Definições <text:tab/>4</text:a></text:p>
            <text:p text:style-name="P18"><text:a xlink:type="simple" xlink:href="#1.1.4.Suposições|outline">1.1.4Suposições<text:tab/>6</text:a></text:p>
            <text:p text:style-name="P18"><text:a xlink:type="simple" xlink:href="#1.1.5.Dependências|outline">1.1.5Dependências<text:tab/>6</text:a></text:p>
            <text:p text:style-name="P18"><text:a xlink:type="simple" xlink:href="#1.1.6.Documentos relacionados|outline">1.1.6Documentos relacionados<text:tab/>6</text:a></text:p>
            <text:p text:style-name="P44"><text:a xlink:type="simple" xlink:href="#2.Descrição|outline">2.Descrição<text:tab/>6</text:a></text:p>
            <text:p text:style-name="P18"><text:a xlink:type="simple" xlink:href="#2.1.1.Descrição dos processos de gerenciamento das comunicações|outline">2.1.1Descrição dos processos de gerenciamento das comunicações<text:tab/>6</text:a></text:p>
            <text:p text:style-name="P18"><text:a xlink:type="simple" xlink:href="#2.1.2.Eventos de comunicação|outline">2.1.2Eventos de comunicação<text:tab/>7</text:a></text:p>
            <text:p text:style-name="P18"><text:a xlink:type="simple" xlink:href="#2.1.3.Atas de Reunião |outline">2.1.3Atas de Reunião <text:tab/>7</text:a></text:p>
            <text:p text:style-name="P18"><text:a xlink:type="simple" xlink:href="#1.1.1.Relatórios do Projeto |outline">2.4.1Relatórios do Projeto <text:tab/>8</text:a></text:p>
            <text:p text:style-name="P18"><text:a xlink:type="simple" xlink:href="#1.1.2.Ambiente Técnico e estrutura de armazenamento e distribuição da informação|outline">2.4.2Ambiente Técnico e estrutura de armazenamento e distribuição da informação<text:tab/>8</text:a></text:p>
            <text:p text:style-name="P18"><text:a xlink:type="simple" xlink:href="#1.1.3.Responsáveis |outline">2.4.3Responsáveis <text:tab/>8</text:a></text:p>
            <text:p text:style-name="P44"><text:a xlink:type="simple" xlink:href="#3.Assinaturas|outline">3.Assinaturas<text:tab/>9</text:a></text:p>
          </text:index-body>
        </text:table-of-content>
        <text:p text:style-name="P69">Plano de Comunicação</text:p>
        <text:p text:style-name="P32"/>
        <text:p text:style-name="P32"><draw:frame draw:style-name="fr1" draw:name="Quadro1" text:anchor-type="char" svg:x="0.0728in" svg:y="0.1366in" svg:width="6.4374in" svg:height="0.961in" draw:z-index="4"><draw:text-box><text:p text:style-name="Standard"><text:span text:style-name="T12">Instruções:</text:span><text:span text:style-name="T14"> Dentro de cada seção estão às instruções de como preencher esta seção. <text:s/>Ignore essas instruções quando a informação específica da planta for adicionada. Adaptar o conteúdo de cada seção às necessidades de cada projeto. <text:s/>Se nenhuma informação se aplicar a uma seção em particular, introduza a seguinte sentença abaixo dessa seção junto com a razão apropriada para a exclusão: “Não aplicável a este plano”.</text:span></text:p><text:p text:style-name="Standard"/></draw:text-box></draw:frame></text:p>
        <text:p text:style-name="P32"/>
        <text:p text:style-name="P32"/>
        <text:h text:style-name="P19" text:outline-level="1"/>
        <text:p text:style-name="Standard"/>
        <text:p text:style-name="Standard"/>
        <text:list xml:id="list29647689" text:style-name="WW8Num20">
          <text:list-item>
            <text:h text:style-name="P20" text:outline-level="1">Introdução</text:h>
            <text:list>
              <text:list-item>
                <text:list>
                  <text:list-item>
                    <text:h text:style-name="P72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33"><text:tab/><text:span text:style-name="T13">&lt;Descreva a finalidade específica deste plano.&gt;</text:span></text:p>
        <text:p text:style-name="P34"/>
        <text:h text:style-name="P24" text:outline-level="6">Exemplo:</text:h>
        <text:p text:style-name="Standard"/>
        <text:p text:style-name="P3">Este documento descreve os meios como <text:s/>informação a respeito do projeto serão disseminados. <text:s/>Identifica a natureza da informação, do público alvo, dos meios de uma comunicação, e do sincronismo.</text:p>
        <text:p text:style-name="Standard"/>
        <text:list xml:id="list29656235" text:continue-numbering="true" text:style-name="WW8Num20">
          <text:list-item>
            <text:list>
              <text:list-item>
                <text:list>
                  <text:list-item>
                    <text:h text:style-name="P72" text:outline-level="3">Escopo</text:h>
                  </text:list-item>
                </text:list>
              </text:list-item>
            </text:list>
          </text:list-item>
        </text:list>
        <text:p text:style-name="Standard"/>
        <text:p text:style-name="P33"><text:tab/><text:span text:style-name="T13">&lt;Descrição do escopo do treinamento&gt;.</text:span></text:p>
        <text:p text:style-name="P33"/>
        <text:p text:style-name="P82">Qual o escopo desse documento? O que está fora do escopo desse documento? <text:s text:c="2"/>Por exemplo:</text:p>
        <text:h text:style-name="P22" text:outline-level="6">Exemplo:</text:h>
        <text:p text:style-name="Standard"/>
        <text:p text:style-name="P1">O seguinte público alvo está incluído:</text:p>
        <text:list xml:id="list29616114" text:style-name="WW8Num21">
          <text:list-item>
            <text:p text:style-name="P16">Todos os empregados.</text:p>
          </text:list-item>
          <text:list-item>
            <text:p text:style-name="P16">Contratantes engajados no projeto.</text:p>
          </text:list-item>
          <text:list-item>
            <text:p text:style-name="P17">Contratantes e equipe de funcionários da agência que atualmente usam as estações de trabalho.</text:p>
          </text:list-item>
          <text:list-item>
            <text:p text:style-name="P16">Todos contratantes e equipe de funcionários restantes da agência são excluídos.</text:p>
          </text:list-item>
        </text:list>
        <text:p text:style-name="P35"/>
        <text:list xml:id="list29660083" text:continue-list="list29656235" text:style-name="WW8Num20">
          <text:list-item>
            <text:list>
              <text:list-item>
                <text:list>
                  <text:list-item>
                    <text:h text:style-name="P72" text:outline-level="3">Definições </text:h>
                  </text:list-item>
                </text:list>
              </text:list-item>
            </text:list>
          </text:list-item>
        </text:list>
        <text:p text:style-name="Standard"/>
        <text:p text:style-name="P84">Defina uma referência para <text:s/>a definição de todos os termos necessários para <text:s/>interpretar o plano corretamente.</text:p>
        <text:list xml:id="list29636742" text:continue-numbering="true" text:style-name="WW8Num20">
          <text:list-item>
            <text:list>
              <text:list-item>
                <text:list>
                  <text:list-item>
                    <text:h text:style-name="P74" text:outline-level="3">Suposições</text:h>
                  </text:list-item>
                </text:list>
              </text:list-item>
            </text:list>
          </text:list-item>
        </text:list>
        <text:p text:style-name="Standard"/>
        <text:p text:style-name="P83">Que suposições, se existir, foram feitas no ato da criação desse original?</text:p>
        <text:p text:style-name="P85"/>
        <text:list xml:id="list29662139" text:continue-numbering="true" text:style-name="WW8Num20">
          <text:list-item>
            <text:list>
              <text:list-item>
                <text:list>
                  <text:list-item>
                    <text:h text:style-name="P75" text:outline-level="3">Dependências</text:h>
                  </text:list-item>
                </text:list>
              </text:list-item>
            </text:list>
          </text:list-item>
        </text:list>
        <text:p text:style-name="Standard"/>
        <text:p text:style-name="P83">Há alguma dependência nos sistemas, nas aplicações, nas pessoas, etc.? </text:p>
        <text:p text:style-name="P85"/>
        <text:list xml:id="list29648577" text:continue-numbering="true" text:style-name="WW8Num20">
          <text:list-item>
            <text:list>
              <text:list-item>
                <text:list>
                  <text:list-item>
                    <text:h text:style-name="P75" text:outline-level="3">Documentos relacionados</text:h>
                  </text:list-item>
                </text:list>
              </text:list-item>
            </text:list>
          </text:list-item>
        </text:list>
        <text:p text:style-name="P85"/>
        <text:p text:style-name="P83">Identifique todos os outros documentos e sua versão que forem relacionados ou que contenham os detalhes relevantes a este plano. Identifique cada original pelo título, pelo número, data, e organização que está publicando. <text:s/>Especifique as fontes dos documentos referidos.</text:p>
        <text:p text:style-name="P83"/>
        <text:list xml:id="list29633202" text:continue-numbering="true" text:style-name="WW8Num20">
          <text:list-item>
            <text:h text:style-name="P20" text:outline-level="1">Descrição</text:h>
          </text:list-item>
        </text:list>
        <text:p text:style-name="Standard"/>
        <text:list xml:id="list29632260" text:continue-numbering="true" text:style-name="WW8Num20">
          <text:list-item>
            <text:list>
              <text:list-item>
                <text:list>
                  <text:list-item>
                    <text:h text:style-name="P76" text:outline-level="3">Descrição dos processos de gerenciamento das comunicações</text:h>
                  </text:list-item>
                </text:list>
              </text:list-item>
            </text:list>
          </text:list-item>
        </text:list>
        <text:p text:style-name="Standard"/>
        <text:p text:style-name="P81"><text:s text:c="3"/>Descreva rapidamente os processos relacionados com a gerencia das comunicações.</text:p>
        <text:h text:style-name="P23" text:outline-level="6">Exemplo</text:h>
        <text:p text:style-name="Standard"/>
        <text:p text:style-name="P2">O gerenciamento das comunicações do projeto será realizado através dos processos de comunicação formal, estando incluído nessa categoria.</text:p>
        <text:list xml:id="list29641349" text:style-name="WW8Num17">
          <text:list-item>
            <text:p text:style-name="P4">E-mails,</text:p>
          </text:list-item>
          <text:list-item>
            <text:p text:style-name="P4">Publicações web,</text:p>
          </text:list-item>
          <text:list-item>
            <text:p text:style-name="P4">Memorandos,</text:p>
          </text:list-item>
          <text:list-item>
            <text:p text:style-name="P4">Documentos impressos,</text:p>
          </text:list-item>
          <text:list-item>
            <text:p text:style-name="P4">Reuniões com atas lavradas.</text:p>
          </text:list-item>
        </text:list>
        <text:p text:style-name="P7"/>
        <text:p text:style-name="P8">Todas as reuniões formais serão realizadas às segundas-feiras para disponibilizar tempo livre para os trabalhos do projeto nos dias subseqüentes.</text:p>
        <text:p text:style-name="P8"/>
        <text:p text:style-name="P8">Todas as informações do projeto devem ser atualizadas de modo constante no site do projeto, incluindo as atualizações diárias nos custos e nos prazos.</text:p>
        <text:list xml:id="list29651986" text:continue-list="list29632260" text:style-name="WW8Num20">
          <text:list-item>
            <text:list>
              <text:list-item>
                <text:list>
                  <text:list-item>
                    <text:h text:style-name="P73" text:outline-level="3">Eventos de comunicação</text:h>
                  </text:list-item>
                </text:list>
              </text:list-item>
            </text:list>
          </text:list-item>
        </text:list>
        <text:p text:style-name="P38"/>
        <text:p text:style-name="P86"><text:span text:style-name="T15">Forneça uma tabela que detalhe a seqüência de eventos envolvidos na distribuição das mensagens de comunicação. </text:span><text:span text:style-name="T16"><text:s/>Informando o objetivo, metodologia, responsável, envolvidos, data e horário e duração.</text:span></text:p>
        <text:h text:style-name="P22" text:outline-level="6">Exemplo</text:h>
        <text:list xml:id="list29642576" text:style-name="WW8Num32">
          <text:list-item>
            <text:p text:style-name="P5"><text:soft-page-break/>Kick off </text:p>
            <text:list>
              <text:list-item>
                <text:p text:style-name="P10">Objetivo – Dar a partida no projeto, apresentando as informações quanto seu objetivo e à sua importância para a empresa, as seus prazos, aos seus custos, etc. ...</text:p>
              </text:list-item>
              <text:list-item>
                <text:p text:style-name="P11">Metodologia – Apresentação em auditório com utilização de projetor, computadores e sistema de som.</text:p>
              </text:list-item>
              <text:list-item>
                <text:p text:style-name="P10">Responsável – João Brasil.</text:p>
              </text:list-item>
              <text:list-item>
                <text:p text:style-name="P12">Envolvidos – Todos os envolvidos na equipe do projeto, patrocinador e convidados.</text:p>
              </text:list-item>
              <text:list-item>
                <text:p text:style-name="P10">Freqüência – N/A.</text:p>
              </text:list-item>
              <text:list-item>
                <text:p text:style-name="P10">Reuniões extraordinárias – N/A.</text:p>
              </text:list-item>
              <text:list-item>
                <text:p text:style-name="P10">Data e horário – dia 01/01/2005 as 9:00.</text:p>
              </text:list-item>
              <text:list-item>
                <text:p text:style-name="P10">Duração – 4 horas.</text:p>
              </text:list-item>
              <text:list-item>
                <text:p text:style-name="P10">Local.</text:p>
              </text:list-item>
              <text:list-item>
                <text:p text:style-name="P10">Outros. Ata de reunião (com lista de presença) requerida.</text:p>
              </text:list-item>
            </text:list>
          </text:list-item>
          <text:list-item>
            <text:p text:style-name="P6">Reunião de avaliação da equipe</text:p>
          </text:list-item>
        </text:list>
        <text:p text:style-name="P13"/>
        <text:list xml:id="list29636491" text:continue-list="list29651986" text:style-name="WW8Num20">
          <text:list-item>
            <text:list>
              <text:list-item>
                <text:list>
                  <text:list-item>
                    <text:h text:style-name="P77" text:outline-level="3">Atas de Reunião </text:h>
                  </text:list-item>
                </text:list>
              </text:list-item>
            </text:list>
          </text:list-item>
        </text:list>
        <text:p text:style-name="P38"/>
        <text:p text:style-name="P9">Definir a utilização da ata e seus conteúdo.</text:p>
        <text:h text:style-name="P25" text:outline-level="6">Exemplo</text:h>
        <text:p text:style-name="P14">Todos os eventos do projeto, com exceção do kick-off meeting e do Project close - out, deverão apresentar ata de reunião com, no mínimo, os seguintes dados:</text:p>
        <text:p text:style-name="P14"/>
        <text:list xml:id="list29616159" text:style-name="WW8Num5">
          <text:list-item>
            <text:p text:style-name="P15">Lista de presença</text:p>
          </text:list-item>
          <text:list-item>
            <text:p text:style-name="P15">Pauta</text:p>
          </text:list-item>
          <text:list-item>
            <text:p text:style-name="P15">Decisões tomadas</text:p>
          </text:list-item>
          <text:list-item>
            <text:p text:style-name="P15">Pendências não solucionadas</text:p>
          </text:list-item>
          <text:list-item>
            <text:p text:style-name="P15">Aprovações</text:p>
          </text:list-item>
        </text:list>
        <text:list xml:id="list29617376" text:style-name="WW8Num1">
          <text:list-item>
            <text:list>
              <text:list-item>
                <text:list>
                  <text:list-item>
                    <text:h text:style-name="P78" text:outline-level="3">Relatórios do Projeto </text:h>
                  </text:list-item>
                </text:list>
              </text:list-item>
            </text:list>
          </text:list-item>
        </text:list>
        <text:p text:style-name="Standard"/>
        <text:p text:style-name="P87">Identificar quais os relatórios serão publicados, objetivo, periodicidade e o responsável. <text:s/></text:p>
        <text:p text:style-name="P89"/>
        <text:list xml:id="list29645612" text:continue-numbering="true" text:style-name="WW8Num1">
          <text:list-item>
            <text:list>
              <text:list-item>
                <text:list>
                  <text:list-item>
                    <text:h text:style-name="P79" text:outline-level="3">Ambiente Técnico e estrutura de armazenamento e distribuição da informação</text:h>
                  </text:list-item>
                </text:list>
              </text:list-item>
            </text:list>
          </text:list-item>
        </text:list>
        <text:p text:style-name="P38"/>
        <text:p text:style-name="P87">Descrever a estrutura de armazenamento e distribuição.</text:p>
        <text:h text:style-name="P26" text:outline-level="6">Exemplo</text:h>
        <text:p text:style-name="Standard"/>
        <text:p text:style-name="P86"><text:span text:style-name="T16">A estrutura de armazenamento e distribuição da informação será realizada integralmente pela internet através do item do projeto (</text:span><text:a xlink:type="simple" xlink:href="http://www.123.com.br/"><text:span text:style-name="Internet_20_link"><text:span text:style-name="T16">www.123.com.br</text:span></text:span></text:a><text:span text:style-name="T16">).</text:span></text:p>
        <text:p text:style-name="P88"><text:soft-page-break/>O ambiente permitirá que os usuários exibam, atualizam e analisam informações sobre o projeto através do navegador da web...</text:p>
        <text:p text:style-name="P90"/>
        <text:list xml:id="list29662304" text:continue-numbering="true" text:style-name="WW8Num1">
          <text:list-item>
            <text:list>
              <text:list-item>
                <text:list>
                  <text:list-item>
                    <text:h text:style-name="P80" text:outline-level="3">Responsáveis </text:h>
                  </text:list-item>
                </text:list>
              </text:list-item>
            </text:list>
          </text:list-item>
        </text:list>
        <text:p text:style-name="P38"/>
        <text:p text:style-name="P87">Relacionar os responsáveis pelo plano de comunicações.</text:p>
        <text:list xml:id="list29635051" text:continue-list="list29636491" text:style-name="WW8Num20">
          <text:list-item>
            <text:h text:style-name="P21" text:outline-level="1">Assinaturas</text:h>
          </text:list-item>
        </text:list>
        <text:p text:style-name="Standard"/>
        <text:p text:style-name="P70">Os abaixo assinados estão de acordo com o conteúdo do documento “Plano de Comunicaçã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  <table:table-cell table:style-name="Tabela2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</table:table-row>
          <table:table-row table:style-name="Tabela2.2">
            <table:table-cell table:style-name="Tabela2.A1" office:value-type="string">
              <text:p text:style-name="P43">Nome Completo</text:p>
              <text:p text:style-name="P48">Cargo</text:p>
              <text:p text:style-name="P48">Sigla da Superintendência</text:p>
            </table:table-cell>
            <table:table-cell table:style-name="Tabela2.A1" office:value-type="string">
              <text:p text:style-name="P43">Nome Completo</text:p>
              <text:p text:style-name="P48">Cargo</text:p>
              <text:p text:style-name="P48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  <table:table-cell table:style-name="Tabela3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</table:table-row>
          <table:table-row table:style-name="Tabela3.2">
            <table:table-cell table:style-name="Tabela3.A1" office:value-type="string">
              <text:p text:style-name="P43">Nome Completo</text:p>
              <text:p text:style-name="P48">Cargo</text:p>
              <text:p text:style-name="P48">Sigla da Superintendência</text:p>
            </table:table-cell>
            <table:table-cell table:style-name="Tabela3.A1" office:value-type="string">
              <text:p text:style-name="P43">Nome Completo</text:p>
              <text:p text:style-name="P48">Cargo</text:p>
              <text:p text:style-name="P48">Sigla da Superintendência</text:p>
            </table:table-cell>
          </table:table-row>
        </table:table>
        <text:p text:style-name="Standard"/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0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0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0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1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1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 fo:font-size="8pt" style:font-size-asian="8pt" style:font-size-complex="8pt"/>
    </style:style>
    <style:style style:name="WW8Num25z1" style:family="text">
      <style:text-properties fo:font-size="8pt" style:font-size-asian="8pt" style:font-size-complex="8pt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Times New Roman" fo:font-size="12pt" style:font-size-asian="12pt" style:font-name-complex="Times New Roman"/>
    </style:style>
    <style:style style:name="WW8Num2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6181in" fo:margin-left="-0.075in" table:align="left" style:writing-mode="lr-tb"/>
    </style:style>
    <style:style style:name="Tabela4.A" style:family="table-column">
      <style:table-column-properties style:column-width="3.30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lano de Comunicação</text:span><text:span text:style-name="Page_20_Number"><text:span text:style-name="MT3"><text:tab/></text:span></text:span><text:span text:style-name="Page_20_Number"><text:span text:style-name="MT2">mds - pco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51:54.68</meta:creation-date>
    <meta:editing-cycles>2</meta:editing-cycles>
    <meta:editing-duration>PT00H01M13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0" meta:page-count="8" meta:paragraph-count="125" meta:word-count="828" meta:character-count="5831"/>
    <dc:date>2010-02-26T09:53:07.41</dc:date>
    <dc:creator>Lena Lúcia de Moraes</dc:creator>
  </office:meta>
</office:document-meta>
</file>